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C400000150D9962D38C9FA163C.png" manifest:media-type="image/png"/>
  <manifest:file-entry manifest:full-path="Pictures/1000020100000181000000B4A7F089E6963A88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ill Sans" fo:font-size="20pt" style:font-size-asian="20pt" style:font-size-complex="20pt"/>
    </style:style>
    <style:style style:name="P2" style:family="paragraph" style:parent-style-name="Standard">
      <style:text-properties officeooo:paragraph-rsid="001ed79f"/>
    </style:style>
    <style:style style:name="T1" style:family="text">
      <style:text-properties officeooo:rsid="001d172f"/>
    </style:style>
    <style:style style:name="T2" style:family="text">
      <style:text-properties officeooo:rsid="001e1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x="5.764cm" svg:y="0.074cm" svg:width="5.472cm" svg:height="2.558cm" draw:z-index="1"><draw:image xlink:href="Pictures/1000020100000181000000B4A7F089E6963A8862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a xlink:type="simple" xlink:href="https://remymerienne.github.io/RemyMerienne_2_18052021/"><draw:frame draw:style-name="fr2" draw:name="Image1" text:anchor-type="char" svg:y="0.413cm" svg:width="11.933cm" svg:height="8.871cm" draw:z-index="0"><draw:image xlink:href="Pictures/10000201000001C400000150D9962D38C9FA163C.png" xlink:type="simple" xlink:show="embed" xlink:actuate="onLoad" draw:mime-type="image/png"/></draw:frame></draw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C</text:span>lick on image to access the <text:span text:style-name="T2">Websi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6T13:00:45.046296943</meta:creation-date>
    <dc:date>2021-06-26T13:25:41.645967544</dc:date>
    <meta:editing-duration>PT17M30S</meta:editing-duration>
    <meta:editing-cycles>3</meta:editing-cycles>
    <meta:generator>LibreOffice/7.1.3.2$MacOSX_X86_64 LibreOffice_project/47f78053abe362b9384784d31a6e56f8511eb1c1</meta:generator>
    <meta:document-statistic meta:table-count="0" meta:image-count="2" meta:object-count="0" meta:page-count="1" meta:paragraph-count="1" meta:word-count="7" meta:character-count="36" meta:non-whitespace-character-count="30"/>
  </office:meta>
</office:document-meta>
</file>